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817f5" officeooo:paragraph-rsid="001817f5"/>
    </style:style>
    <style:style style:name="P3" style:family="paragraph" style:parent-style-name="Standard">
      <style:text-properties officeooo:rsid="001817f5" officeooo:paragraph-rsid="001a4411"/>
    </style:style>
    <style:style style:name="P4" style:family="paragraph" style:parent-style-name="Standard">
      <style:text-properties officeooo:rsid="001c89b8" officeooo:paragraph-rsid="001c8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iar uma função chamada somar para a nossa calculadora e utilizar esta fun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8:11.337010553</dc:date>
    <meta:editing-duration>PT26M56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3" meta:character-count="79" meta:non-whitespace-character-count="67"/>
  </office:meta>
</office:document-meta>
</file>